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f705" officeooo:paragraph-rsid="000bf705"/>
    </style:style>
    <style:style style:name="P2" style:family="paragraph" style:parent-style-name="Standard">
      <style:text-properties officeooo:rsid="000bf705" officeooo:paragraph-rsid="000bfbe1"/>
    </style:style>
    <style:style style:name="P3" style:family="paragraph" style:parent-style-name="Standard">
      <style:text-properties officeooo:rsid="000bf705" officeooo:paragraph-rsid="000e5f46"/>
    </style:style>
    <style:style style:name="P4" style:family="paragraph" style:parent-style-name="Standard">
      <style:text-properties officeooo:rsid="000f7b13" officeooo:paragraph-rsid="000f7b13"/>
    </style:style>
    <style:style style:name="P5" style:family="paragraph" style:parent-style-name="Standard">
      <style:text-properties officeooo:rsid="0010a3aa" officeooo:paragraph-rsid="0010a3aa"/>
    </style:style>
    <style:style style:name="P6" style:family="paragraph" style:parent-style-name="Standard">
      <style:text-properties officeooo:paragraph-rsid="0010ee51"/>
    </style:style>
    <style:style style:name="T1" style:family="text">
      <style:text-properties officeooo:rsid="000bf705"/>
    </style:style>
    <style:style style:name="T2" style:family="text">
      <style:text-properties officeooo:rsid="000bfbe1"/>
    </style:style>
    <style:style style:name="T3" style:family="text">
      <style:text-properties officeooo:rsid="000c468f"/>
    </style:style>
    <style:style style:name="T4" style:family="text">
      <style:text-properties officeooo:rsid="000cd26d"/>
    </style:style>
    <style:style style:name="T5" style:family="text">
      <style:text-properties officeooo:rsid="000cfb2b"/>
    </style:style>
    <style:style style:name="T6" style:family="text">
      <style:text-properties officeooo:rsid="000d3176"/>
    </style:style>
    <style:style style:name="T7" style:family="text">
      <style:text-properties officeooo:rsid="000e5f46"/>
    </style:style>
    <style:style style:name="T8" style:family="text">
      <style:text-properties officeooo:rsid="000f7b13"/>
    </style:style>
    <style:style style:name="T9" style:family="text">
      <style:text-properties officeooo:rsid="0010ee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pan text:style-name="Strong_20_Emphasis">note technique </text:span>présentant une étude sur les approches et outils qui permettraient de généraliser l’approche MLOps (pipeline de codage des steps d’élaboration du modèle, et suivi de la performance du modèle en production) »</text:p>
      <text:p text:style-name="Standard"/>
      <text:p text:style-name="Standard"/>
      <text:p text:style-name="P2">Sur ce projet, nous avons surtout implémenté une approche mlops pour :</text:p>
      <text:p text:style-name="P2"/>
      <text:p text:style-name="P2">- <text:span text:style-name="T2">la gestion de code et le versionnement, avec Git,</text:span></text:p>
      <text:p text:style-name="P2">- <text:span text:style-name="T2">l</text:span>e tracking de nos experiments, via mlflow ui,</text:p>
      <text:p text:style-name="P2">- <text:span text:style-name="T2">l</text:span>e déploiement des modèles choisis, via le modèle registering+ logging / loading (mlflow, pickle),</text:p>
      <text:p text:style-name="P2">- <text:span text:style-name="T2">le monitoring du data drift (cf infra) avec Evidently ai,</text:span></text:p>
      <text:p text:style-name="P3"><text:span text:style-name="T2">- </text:span><text:span text:style-name="T4">l’automatisation des </text:span><text:span text:style-name="T2">workflow</text:span><text:span text:style-name="T4">s, </text:span><text:span text:style-name="T7">notamment pour les </text:span><text:span text:style-name="T5">tests automatisés </text:span><text:span text:style-name="T2">et </text:span><text:span text:style-name="T3">l</text:span><text:span text:style-name="T2">’Intégration Continue, via </text:span><text:span text:style-name="T6">pytest + </text:span><text:span text:style-name="T2">github actions.</text:span></text:p>
      <text:p text:style-name="P3"/>
      <text:p text:style-name="P3"/>
      <text:p text:style-name="P4">Pour <text:s/>généraliser l’approche MLOps au niveau du pipeline de codage des steps d’élaboration du modèle, je souhaiterais explorer en priorité des i<text:span text:style-name="T1">nfrastructure</text:span>s <text:span text:style-name="T1">et </text:span>outils de <text:span text:style-name="T1">gestion des environnements, </text:span>comme <text:span text:style-name="T1">Docker et Kubernetes. </text:span>Ce projet m’a en effet permis de constater la nécessité d’avoir <text:span text:style-name="T1">des conteneurs d'application </text:span>légers (<text:span text:style-name="T1">et </text:span>donc rapides à démarrer!) pour<text:span text:style-name="T1"> gérer l'orchestration des services </text:span>mis en production<text:span text:style-name="T1">.</text:span></text:p>
      <text:p text:style-name="P5">Il y a aussi de nombreux outils que j’aimerais tester davantage, par exemple une recipe mlflow intégrant une optimisation des hyperparamètres d’un modèle en utilisant hyperopt, <text:span text:style-name="T9">ou les outils natifs proposés par les services cloud.</text:span></text:p>
      <text:p text:style-name="P1"/>
      <text:p text:style-name="P6"><text:span text:style-name="T9">Concernant le</text:span><text:span text:style-name="T8"> <text:s/>suivi de la performance du modèle en production, </text:span><text:span text:style-name="T9">c’est justement la solution que je privilégierais : utiliser le service natif d’Azure (</text:span>Monitor<text:span text:style-name="T9">), AWS (</text:span>CloudWatch<text:span text:style-name="T9">) ou Heroku (Metrics) par exemple, afin de généraliser naturellement l’approche MLOps de manière cohérente avec l’environnement de déploieme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0T13:56:21.935112290</meta:creation-date>
    <dc:date>2024-03-10T14:35:29.701330024</dc:date>
    <meta:editing-duration>PT28M37S</meta:editing-duration>
    <meta:editing-cycles>9</meta:editing-cycles>
    <meta:generator>LibreOffice/24.2.1.2$Linux_X86_64 LibreOffice_project/420$Build-2</meta:generator>
    <meta:document-statistic meta:table-count="0" meta:image-count="0" meta:object-count="0" meta:page-count="1" meta:paragraph-count="10" meta:word-count="248" meta:character-count="1643" meta:non-whitespace-character-count="1403"/>
  </office:meta>
</office:document-meta>
</file>